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25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528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3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Excel_20_Built-in_20_Normal" style:data-style-name="N5001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7" style:family="table-cell" style:parent-style-name="Excel_20_Built-in_20_Normal" style:data-style-name="N84">
      <style:text-properties fo:font-size="9pt" style:font-size-asian="9pt" style:font-size-complex="9pt"/>
    </style:style>
    <style:style style:name="ce8" style:family="table-cell" style:parent-style-name="Excel_20_Built-in_20_Normal" style:data-style-name="N2">
      <style:text-properties fo:font-size="9pt" style:font-size-asian="9pt" style:font-size-complex="9pt"/>
    </style:style>
    <style:style style:name="ce9" style:family="table-cell" style:parent-style-name="Excel_20_Built-in_20_Normal" style:data-style-name="N118">
      <style:text-properties fo:font-size="9pt" style:font-size-asian="9pt" style:font-size-complex="9pt"/>
    </style:style>
    <style:style style:name="ce10" style:family="table-cell" style:parent-style-name="Excel_20_Built-in_20_Normal" style:data-style-name="N5002">
      <style:text-properties fo:font-size="9pt" style:font-size-asian="9pt" style:font-size-complex="9pt"/>
    </style:style>
    <style:style style:name="ce11" style:family="table-cell" style:parent-style-name="Excel_20_Built-in_20_Normal" style:data-style-name="N5153">
      <style:text-properties fo:font-size="9pt" style:font-size-asian="9pt" style:font-size-complex="9pt"/>
    </style:style>
    <style:style style:name="ce12" style:family="table-cell" style:parent-style-name="Excel_20_Built-in_20_Normal">
      <style:text-properties fo:font-size="9pt" style:font-size-asian="9pt" style:font-size-complex="9pt"/>
    </style:style>
    <style:style style:name="ce13" style:family="table-cell" style:parent-style-name="Excel_20_Built-in_20_Normal" style:data-style-name="N117">
      <style:text-properties fo:font-size="9pt" style:font-size-asian="9pt" style:font-size-complex="9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4" table:number-columns-repeated="251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kcal</text:p>
          </table:table-cell>
          <table:table-cell office:value-type="string">
            <text:p>fett</text:p>
          </table:table-cell>
          <table:table-cell office:value-type="string">
            <text:p>points</text:p>
          </table:table-cell>
          <table:table-cell table:number-columns-repeated="251"/>
        </table:table-row>
        <table:table-row table:style-name="ro1">
          <table:table-cell office:value-type="string">
            <text:p>Big!</text:p>
          </table:table-cell>
          <table:table-cell/>
          <table:table-cell office:value-type="float" office:value="611">
            <text:p>611</text:p>
          </table:table-cell>
          <table:table-cell office:value-type="float" office:value="36">
            <text:p>36</text:p>
          </table:table-cell>
          <table:table-cell table:formula="oooc:=[.C4]/60+[.D4]/9" office:value-type="float" office:value="14.1833333333333">
            <text:p>14.18</text:p>
          </table:table-cell>
          <table:table-cell table:number-columns-repeated="251"/>
        </table:table-row>
        <table:table-row table:style-name="ro1">
          <table:table-cell office:value-type="string">
            <text:p>Cheeseburgare</text:p>
          </table:table-cell>
          <table:table-cell/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table:formula="oooc:=[.C5]/60+[.D5]/9" office:value-type="float" office:value="8.05555555555556">
            <text:p>8.06</text:p>
          </table:table-cell>
          <table:table-cell table:number-columns-repeated="251"/>
        </table:table-row>
        <table:table-row table:style-name="ro1">
          <table:table-cell office:value-type="string">
            <text:p>Delifresh Low-carb burgare</text:p>
          </table:table-cell>
          <table:table-cell/>
          <table:table-cell office:value-type="float" office:value="389">
            <text:p>389</text:p>
          </table:table-cell>
          <table:table-cell office:value-type="float" office:value="32.7">
            <text:p>33</text:p>
          </table:table-cell>
          <table:table-cell table:formula="oooc:=[.C6]/60+[.D6]/9" office:value-type="float" office:value="10.1166666666667">
            <text:p>10.12</text:p>
          </table:table-cell>
          <table:table-cell table:number-columns-repeated="251"/>
        </table:table-row>
        <table:table-row table:style-name="ro1">
          <table:table-cell office:value-type="string">
            <text:p>Delifresh Slimburgare</text:p>
          </table:table-cell>
          <table:table-cell/>
          <table:table-cell office:value-type="float" office:value="399.2">
            <text:p>399</text:p>
          </table:table-cell>
          <table:table-cell office:value-type="float" office:value="12">
            <text:p>12</text:p>
          </table:table-cell>
          <table:table-cell table:formula="oooc:=[.C7]/60+[.D7]/9" office:value-type="float" office:value="7.98666666666667">
            <text:p>7.99</text:p>
          </table:table-cell>
          <table:table-cell table:number-columns-repeated="251"/>
        </table:table-row>
        <table:table-row table:style-name="ro1">
          <table:table-cell office:value-type="string">
            <text:p>Frisco Cheese'n'bacon</text:p>
          </table:table-cell>
          <table:table-cell/>
          <table:table-cell office:value-type="float" office:value="692.2">
            <text:p>692</text:p>
          </table:table-cell>
          <table:table-cell office:value-type="float" office:value="41.8">
            <text:p>42</text:p>
          </table:table-cell>
          <table:table-cell table:formula="oooc:=[.C8]/60+[.D8]/9" office:value-type="float" office:value="16.1811111111111">
            <text:p>16.18</text:p>
          </table:table-cell>
          <table:table-cell table:number-columns-repeated="251"/>
        </table:table-row>
        <table:table-row table:style-name="ro1">
          <table:table-cell office:value-type="string">
            <text:p>GI-burgare</text:p>
          </table:table-cell>
          <table:table-cell/>
          <table:table-cell office:value-type="float" office:value="755.4">
            <text:p>755</text:p>
          </table:table-cell>
          <table:table-cell office:value-type="float" office:value="51.8">
            <text:p>52</text:p>
          </table:table-cell>
          <table:table-cell table:formula="oooc:=[.C9]/60+[.D9]/9" office:value-type="float" office:value="18.3455555555556">
            <text:p>18.35</text:p>
          </table:table-cell>
          <table:table-cell table:number-columns-repeated="251"/>
        </table:table-row>
        <table:table-row table:style-name="ro1">
          <table:table-cell office:value-type="string">
            <text:p>Hamburgare</text:p>
          </table:table-cell>
          <table:table-cell/>
          <table:table-cell office:value-type="float" office:value="302">
            <text:p>302</text:p>
          </table:table-cell>
          <table:table-cell office:value-type="float" office:value="16.9">
            <text:p>17</text:p>
          </table:table-cell>
          <table:table-cell table:formula="oooc:=[.C10]/60+[.D10]/9" office:value-type="float" office:value="6.91111111111111">
            <text:p>6.91</text:p>
          </table:table-cell>
          <table:table-cell table:number-columns-repeated="251"/>
        </table:table-row>
        <table:table-row table:style-name="ro1">
          <table:table-cell office:value-type="string">
            <text:p>Italian Trio Mozzarella</text:p>
          </table:table-cell>
          <table:table-cell/>
          <table:table-cell office:value-type="float" office:value="694">
            <text:p>694</text:p>
          </table:table-cell>
          <table:table-cell office:value-type="float" office:value="44">
            <text:p>44</text:p>
          </table:table-cell>
          <table:table-cell table:formula="oooc:=[.C11]/60+[.D11]/9" office:value-type="float" office:value="16.4555555555556">
            <text:p>16.46</text:p>
          </table:table-cell>
          <table:table-cell table:number-columns-repeated="251"/>
        </table:table-row>
        <table:table-row table:style-name="ro1">
          <table:table-cell office:value-type="string">
            <text:p>Italian Trio Garlic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2]/60+[.D12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Italian Trio Pepper</text:p>
          </table:table-cell>
          <table:table-cell/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table:formula="oooc:=[.C13]/60+[.D13]/9" office:value-type="float" office:value="14.3888888888889">
            <text:p>14.39</text:p>
          </table:table-cell>
          <table:table-cell table:number-columns-repeated="251"/>
        </table:table-row>
        <table:table-row table:style-name="ro1">
          <table:table-cell office:value-type="string">
            <text:p>Max de Luxe</text:p>
          </table:table-cell>
          <table:table-cell/>
          <table:table-cell office:value-type="float" office:value="964">
            <text:p>964</text:p>
          </table:table-cell>
          <table:table-cell office:value-type="float" office:value="59.9">
            <text:p>60</text:p>
          </table:table-cell>
          <table:table-cell table:formula="oooc:=[.C14]/60+[.D14]/9" office:value-type="float" office:value="22.7222222222222">
            <text:p>22.72</text:p>
          </table:table-cell>
          <table:table-cell table:number-columns-repeated="251"/>
        </table:table-row>
        <table:table-row table:style-name="ro1">
          <table:table-cell office:value-type="string">
            <text:p>Max Original</text:p>
          </table:table-cell>
          <table:table-cell/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table:formula="oooc:=[.C15]/60+[.D15]/9" office:value-type="float" office:value="15.5">
            <text:p>15.5</text:p>
          </table:table-cell>
          <table:table-cell table:number-columns-repeated="251"/>
        </table:table-row>
        <table:table-row table:style-name="ro1">
          <table:table-cell office:value-type="string">
            <text:p>Max Supreme</text:p>
          </table:table-cell>
          <table:table-cell/>
          <table:table-cell office:value-type="float" office:value="648">
            <text:p>648</text:p>
          </table:table-cell>
          <table:table-cell office:value-type="float" office:value="36">
            <text:p>36</text:p>
          </table:table-cell>
          <table:table-cell table:formula="oooc:=[.C16]/60+[.D16]/9" office:value-type="float" office:value="14.8">
            <text:p>14.8</text:p>
          </table:table-cell>
          <table:table-cell table:number-columns-repeated="251"/>
        </table:table-row>
        <table:table-row table:style-name="ro1">
          <table:table-cell office:value-type="string">
            <text:p>Ultimate Cheese</text:p>
          </table:table-cell>
          <table:table-cell/>
          <table:table-cell office:value-type="float" office:value="631">
            <text:p>631</text:p>
          </table:table-cell>
          <table:table-cell office:value-type="float" office:value="31">
            <text:p>31</text:p>
          </table:table-cell>
          <table:table-cell table:formula="oooc:=[.C17]/60+[.D17]/9" office:value-type="float" office:value="13.9611111111111">
            <text:p>13.96</text:p>
          </table:table-cell>
          <table:table-cell table:number-columns-repeated="251"/>
        </table:table-row>
        <table:table-row table:style-name="ro1">
          <table:table-cell office:value-type="string">
            <text:p>Delifresh Kycklingburgare</text:p>
          </table:table-cell>
          <table:table-cell/>
          <table:table-cell office:value-type="float" office:value="400.5">
            <text:p>401</text:p>
          </table:table-cell>
          <table:table-cell office:value-type="float" office:value="14.5">
            <text:p>15</text:p>
          </table:table-cell>
          <table:table-cell table:formula="oooc:=[.C18]/60+[.D18]/9" office:value-type="float" office:value="8.28611111111111">
            <text:p>8.29</text:p>
          </table:table-cell>
          <table:table-cell table:number-columns-repeated="251"/>
        </table:table-row>
        <table:table-row table:style-name="ro1">
          <table:table-cell office:value-type="string">
            <text:p>Falafelbox 5st</text:p>
          </table:table-cell>
          <table:table-cell/>
          <table:table-cell office:value-type="float" office:value="372">
            <text:p>372</text:p>
          </table:table-cell>
          <table:table-cell office:value-type="float" office:value="27">
            <text:p>27</text:p>
          </table:table-cell>
          <table:table-cell table:formula="oooc:=[.C19]/60+[.D19]/9" office:value-type="float" office:value="9.2">
            <text:p>9.2</text:p>
          </table:table-cell>
          <table:table-cell table:number-columns-repeated="251"/>
        </table:table-row>
        <table:table-row table:style-name="ro1">
          <table:table-cell office:value-type="string">
            <text:p>Falafelbox 7st</text:p>
          </table:table-cell>
          <table:table-cell/>
          <table:table-cell office:value-type="float" office:value="565">
            <text:p>565</text:p>
          </table:table-cell>
          <table:table-cell office:value-type="float" office:value="39">
            <text:p>39</text:p>
          </table:table-cell>
          <table:table-cell table:formula="oooc:=[.C20]/60+[.D20]/9" office:value-type="float" office:value="13.75">
            <text:p>13.75</text:p>
          </table:table-cell>
          <table:table-cell table:number-columns-repeated="251"/>
        </table:table-row>
        <table:table-row table:style-name="ro1">
          <table:table-cell office:value-type="string">
            <text:p>Falafelburgare</text:p>
          </table:table-cell>
          <table:table-cell/>
          <table:table-cell office:value-type="float" office:value="624">
            <text:p>624</text:p>
          </table:table-cell>
          <table:table-cell office:value-type="float" office:value="37">
            <text:p>37</text:p>
          </table:table-cell>
          <table:table-cell table:formula="oooc:=[.C21]/60+[.D21]/9" office:value-type="float" office:value="14.5111111111111">
            <text:p>14.51</text:p>
          </table:table-cell>
          <table:table-cell table:number-columns-repeated="251"/>
        </table:table-row>
        <table:table-row table:style-name="ro1">
          <table:table-cell office:value-type="string">
            <text:p>Chicken Nuggets, 20 bitar</text:p>
          </table:table-cell>
          <table:table-cell/>
          <table:table-cell office:value-type="float" office:value="806">
            <text:p>806</text:p>
          </table:table-cell>
          <table:table-cell office:value-type="float" office:value="50">
            <text:p>50</text:p>
          </table:table-cell>
          <table:table-cell table:formula="oooc:=[.C22]/60+[.D22]/9" office:value-type="float" office:value="18.9888888888889">
            <text:p>18.99</text:p>
          </table:table-cell>
          <table:table-cell table:number-columns-repeated="251"/>
        </table:table-row>
        <table:table-row table:style-name="ro1">
          <table:table-cell office:value-type="string">
            <text:p>Chicken Nuggets, 9 bitar</text:p>
          </table:table-cell>
          <table:table-cell/>
          <table:table-cell office:value-type="float" office:value="398">
            <text:p>398</text:p>
          </table:table-cell>
          <table:table-cell office:value-type="float" office:value="22">
            <text:p>22</text:p>
          </table:table-cell>
          <table:table-cell table:formula="oooc:=[.C23]/60+[.D23]/9" office:value-type="float" office:value="9.07777777777778">
            <text:p>9.08</text:p>
          </table:table-cell>
          <table:table-cell table:number-columns-repeated="251"/>
        </table:table-row>
        <table:table-row table:style-name="ro1">
          <table:table-cell office:value-type="string">
            <text:p>Chicken Nuggers, 6 bitar</text:p>
          </table:table-cell>
          <table:table-cell/>
          <table:table-cell office:value-type="float" office:value="267">
            <text:p>267</text:p>
          </table:table-cell>
          <table:table-cell office:value-type="float" office:value="15">
            <text:p>15</text:p>
          </table:table-cell>
          <table:table-cell table:formula="oooc:=[.C24]/60+[.D24]/9" office:value-type="float" office:value="6.11666666666667">
            <text:p>6.12</text:p>
          </table:table-cell>
          <table:table-cell table:number-columns-repeated="251"/>
        </table:table-row>
        <table:table-row table:style-name="ro1">
          <table:table-cell office:value-type="string">
            <text:p>Kycklingburgare Classic</text:p>
          </table:table-cell>
          <table:table-cell/>
          <table:table-cell office:value-type="float" office:value="682">
            <text:p>682</text:p>
          </table:table-cell>
          <table:table-cell office:value-type="float" office:value="38">
            <text:p>38</text:p>
          </table:table-cell>
          <table:table-cell table:formula="oooc:=[.C25]/60+[.D25]/9" office:value-type="float" office:value="15.5888888888889">
            <text:p>15.59</text:p>
          </table:table-cell>
          <table:table-cell table:number-columns-repeated="251"/>
        </table:table-row>
        <table:table-row table:style-name="ro1">
          <table:table-cell office:value-type="string">
            <text:p>Max Fiskburgare</text:p>
          </table:table-cell>
          <table:table-cell/>
          <table:table-cell office:value-type="float" office:value="680">
            <text:p>680</text:p>
          </table:table-cell>
          <table:table-cell office:value-type="float" office:value="33.6">
            <text:p>34</text:p>
          </table:table-cell>
          <table:table-cell table:formula="oooc:=[.C26]/60+[.D26]/9" office:value-type="float" office:value="15.0666666666667">
            <text:p>15.07</text:p>
          </table:table-cell>
          <table:table-cell table:number-columns-repeated="251"/>
        </table:table-row>
        <table:table-row table:style-name="ro1">
          <table:table-cell office:value-type="string">
            <text:p>Max chicken sallad</text:p>
          </table:table-cell>
          <table:table-cell/>
          <table:table-cell office:value-type="float" office:value="472.9">
            <text:p>473</text:p>
          </table:table-cell>
          <table:table-cell office:value-type="float" office:value="14.6">
            <text:p>15</text:p>
          </table:table-cell>
          <table:table-cell table:formula="oooc:=[.C27]/60+[.D27]/9" office:value-type="float" office:value="9.50388888888889">
            <text:p>9.5</text:p>
          </table:table-cell>
          <table:table-cell table:number-columns-repeated="251"/>
        </table:table-row>
        <table:table-row table:style-name="ro1">
          <table:table-cell office:value-type="string">
            <text:p>Max crispy chicken sallad</text:p>
          </table:table-cell>
          <table:table-cell/>
          <table:table-cell office:value-type="float" office:value="505.5">
            <text:p>506</text:p>
          </table:table-cell>
          <table:table-cell office:value-type="float" office:value="14.7">
            <text:p>15</text:p>
          </table:table-cell>
          <table:table-cell table:formula="oooc:=[.C28]/60+[.D28]/9" office:value-type="float" office:value="10.0583333333333">
            <text:p>10.06</text:p>
          </table:table-cell>
          <table:table-cell table:number-columns-repeated="251"/>
        </table:table-row>
        <table:table-row table:style-name="ro1">
          <table:table-cell office:value-type="string">
            <text:p>Max fajitas sallad</text:p>
          </table:table-cell>
          <table:table-cell/>
          <table:table-cell office:value-type="float" office:value="233.5">
            <text:p>234</text:p>
          </table:table-cell>
          <table:table-cell office:value-type="float" office:value="4.4">
            <text:p>4</text:p>
          </table:table-cell>
          <table:table-cell table:formula="oooc:=[.C29]/60+[.D29]/9" office:value-type="float" office:value="4.38055555555556">
            <text:p>4.38</text:p>
          </table:table-cell>
          <table:table-cell table:number-columns-repeated="251"/>
        </table:table-row>
        <table:table-row table:style-name="ro1">
          <table:table-cell office:value-type="string">
            <text:p>Max veggie sallad</text:p>
          </table:table-cell>
          <table:table-cell/>
          <table:table-cell office:value-type="float" office:value="283.3">
            <text:p>283</text:p>
          </table:table-cell>
          <table:table-cell office:value-type="float" office:value="2.6">
            <text:p>3</text:p>
          </table:table-cell>
          <table:table-cell table:formula="oooc:=[.C30]/60+[.D30]/9" office:value-type="float" office:value="5.01055555555556">
            <text:p>5.01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illbehör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number-columns-repeated="251"/>
        </table:table-row>
        <table:table-row table:style-name="ro1">
          <table:table-cell office:value-type="string">
            <text:p>Krutonger</text:p>
          </table:table-cell>
          <table:table-cell/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ooc:=[.C33]/60+[.D33]/9" office:value-type="float" office:value="2.05555555555556">
            <text:p>2.06</text:p>
          </table:table-cell>
          <table:table-cell table:number-columns-repeated="251"/>
        </table:table-row>
        <table:table-row table:style-name="ro1">
          <table:table-cell office:value-type="string">
            <text:p>Ceasar dressing</text:p>
          </table:table-cell>
          <table:table-cell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formula="oooc:=[.C34]/60+[.D34]/9" office:value-type="float" office:value="3.02222222222222">
            <text:p>3.02</text:p>
          </table:table-cell>
          <table:table-cell table:number-columns-repeated="251"/>
        </table:table-row>
        <table:table-row table:style-name="ro1">
          <table:table-cell office:value-type="string">
            <text:p>Sötsur sås</text:p>
          </table:table-cell>
          <table:table-cell/>
          <table:table-cell office:value-type="float" office:value="42.3">
            <text:p>42</text:p>
          </table:table-cell>
          <table:table-cell office:value-type="float" office:value="0.4">
            <text:p>0</text:p>
          </table:table-cell>
          <table:table-cell table:formula="oooc:=[.C35]/60+[.D35]/9" office:value-type="float" office:value="0.749444444444444">
            <text:p>0.75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6]/60+[.D36]/9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number-columns-repeated="2"/>
          <table:table-cell table:formula="oooc:=[.C37]/60+[.D37]/9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ad2" table:style-name="ta2" table:print="false">
        <office:forms form:automatic-focus="false" form:apply-design-mode="false"/>
        <table:table-column table:style-name="co5" table:default-cell-style-name="ce7"/>
        <table:table-column table:style-name="co4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7" table:number-columns-repeated="251" table:default-cell-style-name="ce12"/>
        <table:table-row table:style-name="ro2">
          <table:table-cell office:value-type="string">
            <text:p>Längd</text:p>
          </table:table-cell>
          <table:table-cell table:style-name="ce8" office:value-type="float" office:value="1.81">
            <text:p>1.81</text:p>
          </table:table-cell>
          <table:table-cell table:number-columns-repeated="254"/>
        </table:table-row>
        <table:table-row table:style-name="ro2">
          <table:table-cell table:number-columns-repeated="4"/>
          <table:table-cell>
            <draw:frame table:end-cell-address="Blad2.N39" table:end-x="0.5713in" table:end-y="0.0752in" draw:z-index="0" draw:style-name="gr1" svg:width="7.9457in" svg:height="5.9319in" svg:x="0.7618in" svg:y="0.0823in">
              <draw:object draw:notify-on-update-of-ranges="Blad2.A5:Blad2.A69 Blad2.B4:Blad2.B4 Blad2.B5:Blad2.B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ecka</text:p>
          </table:table-cell>
          <table:table-cell office:value-type="string">
            <text:p>Vikt</text:p>
          </table:table-cell>
          <table:table-cell office:value-type="string">
            <text:p>BMI</text:p>
          </table:table-cell>
          <table:table-cell office:value-type="string">
            <text:p>Total</text:p>
          </table:table-cell>
          <table:table-cell table:number-columns-repeated="252"/>
        </table:table-row>
        <table:table-row table:style-name="ro2">
          <table:table-cell office:value-type="date" office:date-value="2008-11-01">
            <text:p>2008-11-01</text:p>
          </table:table-cell>
          <table:table-cell office:value-type="float" office:value="103">
            <text:p>103.0</text:p>
          </table:table-cell>
          <table:table-cell table:formula="oooc:=[.B5]/([.$B$1]*[.$B$1])" office:value-type="float" office:value="31.4398217392631">
            <text:p>31.44</text:p>
          </table:table-cell>
          <table:table-cell table:formula="oooc:=[.B5]-[.$B$5]" office:value-type="float" office:value="0">
            <text:p>0.0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0">
            <text:p>2008-11-10</text:p>
          </table:table-cell>
          <table:table-cell office:value-type="float" office:value="100.3">
            <text:p>100.3</text:p>
          </table:table-cell>
          <table:table-cell table:formula="oooc:=[.B6]/([.$B$1]*[.$B$1])" office:value-type="float" office:value="30.6156710723116">
            <text:p>30.62</text:p>
          </table:table-cell>
          <table:table-cell table:formula="oooc:=[.B6]-[.$B$5]" office:value-type="float" office:value="-2.7">
            <text:p>-2.7</text:p>
          </table:table-cell>
          <table:table-cell table:style-name="ce13"/>
          <table:table-cell table:number-columns-repeated="251"/>
        </table:table-row>
        <table:table-row table:style-name="ro2">
          <table:table-cell office:value-type="date" office:date-value="2008-11-17">
            <text:p>2008-11-17</text:p>
          </table:table-cell>
          <table:table-cell office:value-type="float" office:value="99">
            <text:p>99.0</text:p>
          </table:table-cell>
          <table:table-cell table:formula="oooc:=[.B7]/([.$B$1]*[.$B$1])" office:value-type="float" office:value="30.2188577882238">
            <text:p>30.22</text:p>
          </table:table-cell>
          <table:table-cell table:formula="oooc:=[.B7]-[.$B$5]" office:value-type="float" office:value="-4">
            <text:p>-4.0</text:p>
          </table:table-cell>
          <table:table-cell table:number-columns-repeated="252"/>
        </table:table-row>
        <table:table-row table:style-name="ro2">
          <table:table-cell office:value-type="date" office:date-value="2008-11-25">
            <text:p>2008-11-25</text:p>
          </table:table-cell>
          <table:table-cell office:value-type="float" office:value="98.8">
            <text:p>98.8</text:p>
          </table:table-cell>
          <table:table-cell table:formula="oooc:=[.B8]/([.$B$1]*[.$B$1])" office:value-type="float" office:value="30.1578095906718">
            <text:p>30.16</text:p>
          </table:table-cell>
          <table:table-cell table:formula="oooc:=[.B8]-[.$B$5]" office:value-type="float" office:value="-4.2">
            <text:p>-4.2</text:p>
          </table:table-cell>
          <table:table-cell table:number-columns-repeated="252"/>
        </table:table-row>
        <table:table-row table:style-name="ro2">
          <table:table-cell office:value-type="date" office:date-value="2008-11-26">
            <text:p>2008-11-26</text:p>
          </table:table-cell>
          <table:table-cell office:value-type="float" office:value="98.2">
            <text:p>98.2</text:p>
          </table:table-cell>
          <table:table-cell table:formula="oooc:=[.B9]/([.$B$1]*[.$B$1])" office:value-type="float" office:value="29.9746649980159">
            <text:p>29.97</text:p>
          </table:table-cell>
          <table:table-cell table:formula="oooc:=[.B9]-[.$B$5]" office:value-type="float" office:value="-4.8">
            <text:p>-4.8</text:p>
          </table:table-cell>
          <table:table-cell table:number-columns-repeated="252"/>
        </table:table-row>
        <table:table-row table:style-name="ro2">
          <table:table-cell office:value-type="date" office:date-value="2008-11-28">
            <text:p>2008-11-28</text:p>
          </table:table-cell>
          <table:table-cell office:value-type="float" office:value="97.9">
            <text:p>97.9</text:p>
          </table:table-cell>
          <table:table-cell table:formula="oooc:=[.B10]/([.$B$1]*[.$B$1])" office:value-type="float" office:value="29.883092701688">
            <text:p>29.88</text:p>
          </table:table-cell>
          <table:table-cell table:formula="oooc:=[.B10]-[.$B$5]" office:value-type="float" office:value="-5.09999999999999">
            <text:p>-5.1</text:p>
          </table:table-cell>
          <table:table-cell table:number-columns-repeated="252"/>
        </table:table-row>
        <table:table-row table:style-name="ro2">
          <table:table-cell office:value-type="date" office:date-value="2008-11-29">
            <text:p>2008-11-29</text:p>
          </table:table-cell>
          <table:table-cell office:value-type="float" office:value="97.7">
            <text:p>97.7</text:p>
          </table:table-cell>
          <table:table-cell table:formula="oooc:=[.B11]/([.$B$1]*[.$B$1])" office:value-type="float" office:value="29.822044504136">
            <text:p>29.82</text:p>
          </table:table-cell>
          <table:table-cell table:formula="oooc:=[.B11]-[.$B$5]" office:value-type="float" office:value="-5.3">
            <text:p>-5.3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2]/([.$B$1]*[.$B$1])" office:value-type="float" office:value="29.4252312200482">
            <text:p>29.43</text:p>
          </table:table-cell>
          <table:table-cell table:formula="oooc:=[.B12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1">
            <text:p>2008-12-01</text:p>
          </table:table-cell>
          <table:table-cell office:value-type="float" office:value="96.4">
            <text:p>96.4</text:p>
          </table:table-cell>
          <table:table-cell table:formula="oooc:=[.B13]/([.$B$1]*[.$B$1])" office:value-type="float" office:value="29.4252312200482">
            <text:p>29.43</text:p>
          </table:table-cell>
          <table:table-cell table:formula="oooc:=[.B13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3">
            <text:p>2008-12-03</text:p>
          </table:table-cell>
          <table:table-cell office:value-type="float" office:value="96.6">
            <text:p>96.6</text:p>
          </table:table-cell>
          <table:table-cell table:formula="oooc:=[.B14]/([.$B$1]*[.$B$1])" office:value-type="float" office:value="29.4862794176002">
            <text:p>29.49</text:p>
          </table:table-cell>
          <table:table-cell table:formula="oooc:=[.B14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6">
            <text:p>2008-12-06</text:p>
          </table:table-cell>
          <table:table-cell office:value-type="float" office:value="96.4">
            <text:p>96.4</text:p>
          </table:table-cell>
          <table:table-cell table:formula="oooc:=[.B15]/([.$B$1]*[.$B$1])" office:value-type="float" office:value="29.4252312200482">
            <text:p>29.43</text:p>
          </table:table-cell>
          <table:table-cell table:formula="oooc:=[.B15]-[.$B$5]" office:value-type="float" office:value="-6.59999999999999">
            <text:p>-6.6</text:p>
          </table:table-cell>
          <table:table-cell table:number-columns-repeated="252"/>
        </table:table-row>
        <table:table-row table:style-name="ro2">
          <table:table-cell office:value-type="date" office:date-value="2008-12-07">
            <text:p>2008-12-07</text:p>
          </table:table-cell>
          <table:table-cell office:value-type="float" office:value="96.6">
            <text:p>96.6</text:p>
          </table:table-cell>
          <table:table-cell table:formula="oooc:=[.B16]/([.$B$1]*[.$B$1])" office:value-type="float" office:value="29.4862794176002">
            <text:p>29.49</text:p>
          </table:table-cell>
          <table:table-cell table:formula="oooc:=[.B16]-[.$B$5]" office:value-type="float" office:value="-6.40000000000001">
            <text:p>-6.4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7]/([.$B$1]*[.$B$1])" office:value-type="float" office:value="29.2115625286163">
            <text:p>29.21</text:p>
          </table:table-cell>
          <table:table-cell table:formula="oooc:=[.B17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08">
            <text:p>2008-12-08</text:p>
          </table:table-cell>
          <table:table-cell office:value-type="float" office:value="95.7">
            <text:p>95.7</text:p>
          </table:table-cell>
          <table:table-cell table:formula="oooc:=[.B18]/([.$B$1]*[.$B$1])" office:value-type="float" office:value="29.2115625286163">
            <text:p>29.21</text:p>
          </table:table-cell>
          <table:table-cell table:formula="oooc:=[.B18]-[.$B$5]" office:value-type="float" office:value="-7.3">
            <text:p>-7.3</text:p>
          </table:table-cell>
          <table:table-cell table:number-columns-repeated="252"/>
        </table:table-row>
        <table:table-row table:style-name="ro2">
          <table:table-cell office:value-type="date" office:date-value="2008-12-12">
            <text:p>2008-12-12</text:p>
          </table:table-cell>
          <table:table-cell office:value-type="float" office:value="94.8">
            <text:p>94.8</text:p>
          </table:table-cell>
          <table:table-cell table:formula="oooc:=[.B19]/([.$B$1]*[.$B$1])" office:value-type="float" office:value="28.9368456396325">
            <text:p>28.94</text:p>
          </table:table-cell>
          <table:table-cell table:formula="oooc:=[.B19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4">
            <text:p>2008-12-14</text:p>
          </table:table-cell>
          <table:table-cell office:value-type="float" office:value="94.8">
            <text:p>94.8</text:p>
          </table:table-cell>
          <table:table-cell table:formula="oooc:=[.B20]/([.$B$1]*[.$B$1])" office:value-type="float" office:value="28.9368456396325">
            <text:p>28.94</text:p>
          </table:table-cell>
          <table:table-cell table:formula="oooc:=[.B20]-[.$B$5]" office:value-type="float" office:value="-8.2">
            <text:p>-8.2</text:p>
          </table:table-cell>
          <table:table-cell table:number-columns-repeated="252"/>
        </table:table-row>
        <table:table-row table:style-name="ro2">
          <table:table-cell office:value-type="date" office:date-value="2008-12-15">
            <text:p>2008-12-15</text:p>
          </table:table-cell>
          <table:table-cell office:value-type="float" office:value="94.1">
            <text:p>94.1</text:p>
          </table:table-cell>
          <table:table-cell table:formula="oooc:=[.B21]/([.$B$1]*[.$B$1])" office:value-type="float" office:value="28.7231769482006">
            <text:p>28.72</text:p>
          </table:table-cell>
          <table:table-cell table:formula="oooc:=[.B21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6">
            <text:p>2008-12-16</text:p>
          </table:table-cell>
          <table:table-cell office:value-type="float" office:value="94.1">
            <text:p>94.1</text:p>
          </table:table-cell>
          <table:table-cell table:formula="oooc:=[.B22]/([.$B$1]*[.$B$1])" office:value-type="float" office:value="28.7231769482006">
            <text:p>28.72</text:p>
          </table:table-cell>
          <table:table-cell table:formula="oooc:=[.B22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19">
            <text:p>2008-12-19</text:p>
          </table:table-cell>
          <table:table-cell office:value-type="float" office:value="93.7">
            <text:p>93.7</text:p>
          </table:table-cell>
          <table:table-cell table:formula="oooc:=[.B23]/([.$B$1]*[.$B$1])" office:value-type="float" office:value="28.6010805530967">
            <text:p>28.60</text:p>
          </table:table-cell>
          <table:table-cell table:formula="oooc:=[.B23]-[.$B$5]" office:value-type="float" office:value="-9.3">
            <text:p>-9.3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4]/([.$B$1]*[.$B$1])" office:value-type="float" office:value="28.6621287506486">
            <text:p>28.66</text:p>
          </table:table-cell>
          <table:table-cell table:formula="oooc:=[.B24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2">
            <text:p>2008-12-22</text:p>
          </table:table-cell>
          <table:table-cell office:value-type="float" office:value="93.9">
            <text:p>93.9</text:p>
          </table:table-cell>
          <table:table-cell table:formula="oooc:=[.B25]/([.$B$1]*[.$B$1])" office:value-type="float" office:value="28.6621287506486">
            <text:p>28.66</text:p>
          </table:table-cell>
          <table:table-cell table:formula="oooc:=[.B25]-[.$B$5]" office:value-type="float" office:value="-9.09999999999999">
            <text:p>-9.1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6]/([.$B$1]*[.$B$1])" office:value-type="float" office:value="28.7231769482006">
            <text:p>28.72</text:p>
          </table:table-cell>
          <table:table-cell table:formula="oooc:=[.B26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29">
            <text:p>2008-12-29</text:p>
          </table:table-cell>
          <table:table-cell office:value-type="float" office:value="94.1">
            <text:p>94.1</text:p>
          </table:table-cell>
          <table:table-cell table:formula="oooc:=[.B27]/([.$B$1]*[.$B$1])" office:value-type="float" office:value="28.7231769482006">
            <text:p>28.72</text:p>
          </table:table-cell>
          <table:table-cell table:formula="oooc:=[.B27]-[.$B$5]" office:value-type="float" office:value="-8.90000000000001">
            <text:p>-8.9</text:p>
          </table:table-cell>
          <table:table-cell table:number-columns-repeated="252"/>
        </table:table-row>
        <table:table-row table:style-name="ro2">
          <table:table-cell office:value-type="date" office:date-value="2008-12-30">
            <text:p>2008-12-30</text:p>
          </table:table-cell>
          <table:table-cell office:value-type="float" office:value="93.8">
            <text:p>93.8</text:p>
          </table:table-cell>
          <table:table-cell table:formula="oooc:=[.B28]/([.$B$1]*[.$B$1])" office:value-type="float" office:value="28.6316046518727">
            <text:p>28.63</text:p>
          </table:table-cell>
          <table:table-cell table:formula="oooc:=[.B28]-[.$B$5]" office:value-type="float" office:value="-9.2">
            <text:p>-9.2</text:p>
          </table:table-cell>
          <table:table-cell table:number-columns-repeated="252"/>
        </table:table-row>
        <table:table-row table:style-name="ro2">
          <table:table-cell office:value-type="date" office:date-value="2008-12-31">
            <text:p>2008-12-31</text:p>
          </table:table-cell>
          <table:table-cell office:value-type="float" office:value="93.3">
            <text:p>93.3</text:p>
          </table:table-cell>
          <table:table-cell table:formula="oooc:=[.B29]/([.$B$1]*[.$B$1])" office:value-type="float" office:value="28.4789841579927">
            <text:p>28.48</text:p>
          </table:table-cell>
          <table:table-cell table:formula="oooc:=[.B29]-[.$B$5]" office:value-type="float" office:value="-9.7">
            <text:p>-9.7</text:p>
          </table:table-cell>
          <table:table-cell table:number-columns-repeated="252"/>
        </table:table-row>
        <table:table-row table:style-name="ro2">
          <table:table-cell office:value-type="date" office:date-value="2009-01-02">
            <text:p>2009-01-02</text:p>
          </table:table-cell>
          <table:table-cell office:value-type="float" office:value="93.2">
            <text:p>93.2</text:p>
          </table:table-cell>
          <table:table-cell table:formula="oooc:=[.B30]/([.$B$1]*[.$B$1])" office:value-type="float" office:value="28.4484600592168">
            <text:p>28.45</text:p>
          </table:table-cell>
          <table:table-cell table:formula="oooc:=[.B30]-[.$B$5]" office:value-type="float" office:value="-9.8">
            <text:p>-9.8</text:p>
          </table:table-cell>
          <table:table-cell table:number-columns-repeated="252"/>
        </table:table-row>
        <table:table-row table:style-name="ro2">
          <table:table-cell office:value-type="date" office:date-value="2009-01-03">
            <text:p>2009-01-03</text:p>
          </table:table-cell>
          <table:table-cell office:value-type="float" office:value="92.7">
            <text:p>92.7</text:p>
          </table:table-cell>
          <table:table-cell table:formula="oooc:=[.B31]/([.$B$1]*[.$B$1])" office:value-type="float" office:value="28.2958395653368">
            <text:p>28.30</text:p>
          </table:table-cell>
          <table:table-cell table:formula="oooc:=[.B31]-[.$B$5]" office:value-type="float" office:value="-10.3">
            <text:p>-10.3</text:p>
          </table:table-cell>
          <table:table-cell table:number-columns-repeated="252"/>
        </table:table-row>
        <table:table-row table:style-name="ro2">
          <table:table-cell office:value-type="date" office:date-value="2009-01-04">
            <text:p>2009-01-04</text:p>
          </table:table-cell>
          <table:table-cell office:value-type="float" office:value="92">
            <text:p>92.0</text:p>
          </table:table-cell>
          <table:table-cell table:formula="oooc:=[.B32]/([.$B$1]*[.$B$1])" office:value-type="float" office:value="28.0821708739049">
            <text:p>28.08</text:p>
          </table:table-cell>
          <table:table-cell table:formula="oooc:=[.B32]-[.$B$5]" office:value-type="float" office:value="-11">
            <text:p>-11.0</text:p>
          </table:table-cell>
          <table:table-cell table:number-columns-repeated="252"/>
        </table:table-row>
        <table:table-row table:style-name="ro2">
          <table:table-cell office:value-type="date" office:date-value="2009-01-05">
            <text:p>2009-01-05</text:p>
          </table:table-cell>
          <table:table-cell office:value-type="float" office:value="91.8">
            <text:p>91.8</text:p>
          </table:table-cell>
          <table:table-cell table:formula="oooc:=[.B33]/([.$B$1]*[.$B$1])" office:value-type="float" office:value="28.021122676353">
            <text:p>28.02</text:p>
          </table:table-cell>
          <table:table-cell table:formula="oooc:=[.B33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06">
            <text:p>2009-01-06</text:p>
          </table:table-cell>
          <table:table-cell office:value-type="float" office:value="91.7">
            <text:p>91.7</text:p>
          </table:table-cell>
          <table:table-cell table:formula="oooc:=[.B34]/([.$B$1]*[.$B$1])" office:value-type="float" office:value="27.990598577577">
            <text:p>27.99</text:p>
          </table:table-cell>
          <table:table-cell table:formula="oooc:=[.B34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5]/([.$B$1]*[.$B$1])" office:value-type="float" office:value="28.021122676353">
            <text:p>28.02</text:p>
          </table:table-cell>
          <table:table-cell table:formula="oooc:=[.B35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2">
            <text:p>2009-01-12</text:p>
          </table:table-cell>
          <table:table-cell office:value-type="float" office:value="91.8">
            <text:p>91.8</text:p>
          </table:table-cell>
          <table:table-cell table:formula="oooc:=[.B36]/([.$B$1]*[.$B$1])" office:value-type="float" office:value="28.021122676353">
            <text:p>28.02</text:p>
          </table:table-cell>
          <table:table-cell table:formula="oooc:=[.B36]-[.$B$5]" office:value-type="float" office:value="-11.2">
            <text:p>-11.2</text:p>
          </table:table-cell>
          <table:table-cell table:number-columns-repeated="252"/>
        </table:table-row>
        <table:table-row table:style-name="ro2">
          <table:table-cell office:value-type="date" office:date-value="2009-01-15">
            <text:p>2009-01-15</text:p>
          </table:table-cell>
          <table:table-cell office:value-type="float" office:value="91.7">
            <text:p>91.7</text:p>
          </table:table-cell>
          <table:table-cell table:formula="oooc:=[.B37]/([.$B$1]*[.$B$1])" office:value-type="float" office:value="27.990598577577">
            <text:p>27.99</text:p>
          </table:table-cell>
          <table:table-cell table:formula="oooc:=[.B37]-[.$B$5]" office:value-type="float" office:value="-11.3">
            <text:p>-11.3</text:p>
          </table:table-cell>
          <table:table-cell table:number-columns-repeated="252"/>
        </table:table-row>
        <table:table-row table:style-name="ro2">
          <table:table-cell office:value-type="date" office:date-value="2009-01-16">
            <text:p>2009-01-16</text:p>
          </table:table-cell>
          <table:table-cell office:value-type="float" office:value="91.2">
            <text:p>91.2</text:p>
          </table:table-cell>
          <table:table-cell table:formula="oooc:=[.B38]/([.$B$1]*[.$B$1])" office:value-type="float" office:value="27.8379780836971">
            <text:p>27.84</text:p>
          </table:table-cell>
          <table:table-cell table:formula="oooc:=[.B38]-[.$B$5]" office:value-type="float" office:value="-11.8">
            <text:p>-11.8</text:p>
          </table:table-cell>
          <table:table-cell table:number-columns-repeated="252"/>
        </table:table-row>
        <table:table-row table:style-name="ro2">
          <table:table-cell office:value-type="date" office:date-value="2009-01-17">
            <text:p>2009-01-17</text:p>
          </table:table-cell>
          <table:table-cell office:value-type="float" office:value="90.9">
            <text:p>90.9</text:p>
          </table:table-cell>
          <table:table-cell table:formula="oooc:=[.B39]/([.$B$1]*[.$B$1])" office:value-type="float" office:value="27.7464057873691">
            <text:p>27.75</text:p>
          </table:table-cell>
          <table:table-cell table:formula="oooc:=[.B39]-[.$B$5]" office:value-type="float" office:value="-12.1">
            <text:p>-12.1</text:p>
          </table:table-cell>
          <table:table-cell table:number-columns-repeated="252"/>
        </table:table-row>
        <table:table-row table:style-name="ro2">
          <table:table-cell office:value-type="date" office:date-value="2009-01-19">
            <text:p>2009-01-19</text:p>
          </table:table-cell>
          <table:table-cell office:value-type="float" office:value="91">
            <text:p>91.0</text:p>
          </table:table-cell>
          <table:table-cell table:formula="oooc:=[.B40]/([.$B$1]*[.$B$1])" office:value-type="float" office:value="27.7769298861451">
            <text:p>27.78</text:p>
          </table:table-cell>
          <table:table-cell table:formula="oooc:=[.B40]-[.$B$5]" office:value-type="float" office:value="-12">
            <text:p>-12.0</text:p>
          </table:table-cell>
          <table:table-cell table:number-columns-repeated="252"/>
        </table:table-row>
        <table:table-row table:style-name="ro2">
          <table:table-cell office:value-type="date" office:date-value="2009-01-21">
            <text:p>2009-01-21</text:p>
          </table:table-cell>
          <table:table-cell office:value-type="float" office:value="90.2">
            <text:p>90.2</text:p>
          </table:table-cell>
          <table:table-cell table:formula="oooc:=[.B41]/([.$B$1]*[.$B$1])" office:value-type="float" office:value="27.5327370959372">
            <text:p>27.53</text:p>
          </table:table-cell>
          <table:table-cell table:formula="oooc:=[.B41]-[.$B$5]" office:value-type="float" office:value="-12.8">
            <text:p>-12.8</text:p>
          </table:table-cell>
          <table:table-cell table:number-columns-repeated="252"/>
        </table:table-row>
        <table:table-row table:style-name="ro2">
          <table:table-cell office:value-type="date" office:date-value="2009-01-22">
            <text:p>2009-01-22</text:p>
          </table:table-cell>
          <table:table-cell office:value-type="float" office:value="90.4">
            <text:p>90.4</text:p>
          </table:table-cell>
          <table:table-cell table:formula="oooc:=[.B42]/([.$B$1]*[.$B$1])" office:value-type="float" office:value="27.5937852934892">
            <text:p>27.59</text:p>
          </table:table-cell>
          <table:table-cell table:formula="oooc:=[.B42]-[.$B$5]" office:value-type="float" office:value="-12.6">
            <text:p>-12.6</text:p>
          </table:table-cell>
          <table:table-cell table:number-columns-repeated="252"/>
        </table:table-row>
        <table:table-row table:style-name="ro2">
          <table:table-cell office:value-type="date" office:date-value="2009-01-23">
            <text:p>2009-01-23</text:p>
          </table:table-cell>
          <table:table-cell office:value-type="float" office:value="90.6">
            <text:p>90.6</text:p>
          </table:table-cell>
          <table:table-cell table:formula="oooc:=[.B43]/([.$B$1]*[.$B$1])" office:value-type="float" office:value="27.6548334910412">
            <text:p>27.65</text:p>
          </table:table-cell>
          <table:table-cell table:formula="oooc:=[.B43]-[.$B$5]" office:value-type="float" office:value="-12.4">
            <text:p>-12.4</text:p>
          </table:table-cell>
          <table:table-cell table:number-columns-repeated="252"/>
        </table:table-row>
        <table:table-row table:style-name="ro2">
          <table:table-cell office:value-type="date" office:date-value="2009-01-24">
            <text:p>2009-01-24</text:p>
          </table:table-cell>
          <table:table-cell office:value-type="float" office:value="90.1">
            <text:p>90.1</text:p>
          </table:table-cell>
          <table:table-cell table:formula="oooc:=[.B44]/([.$B$1]*[.$B$1])" office:value-type="float" office:value="27.5022129971613">
            <text:p>27.50</text:p>
          </table:table-cell>
          <table:table-cell table:formula="oooc:=[.B44]-[.$B$5]" office:value-type="float" office:value="-12.9">
            <text:p>-12.9</text:p>
          </table:table-cell>
          <table:table-cell table:number-columns-repeated="252"/>
        </table:table-row>
        <table:table-row table:style-name="ro2">
          <table:table-cell office:value-type="date" office:date-value="2009-01-26">
            <text:p>2009-01-26</text:p>
          </table:table-cell>
          <table:table-cell office:value-type="float" office:value="90.8">
            <text:p>90.8</text:p>
          </table:table-cell>
          <table:table-cell table:formula="oooc:=[.B45]/([.$B$1]*[.$B$1])" office:value-type="float" office:value="27.7158816885931">
            <text:p>27.72</text:p>
          </table:table-cell>
          <table:table-cell table:formula="oooc:=[.B45]-[.$B$5]" office:value-type="float" office:value="-12.2">
            <text:p>-12.2</text:p>
          </table:table-cell>
          <table:table-cell table:number-columns-repeated="252"/>
        </table:table-row>
        <table:table-row table:style-name="ro2">
          <table:table-cell office:value-type="date" office:date-value="2009-01-27">
            <text:p>2009-01-27</text:p>
          </table:table-cell>
          <table:table-cell office:value-type="float" office:value="90">
            <text:p>90.0</text:p>
          </table:table-cell>
          <table:table-cell table:formula="oooc:=[.B46]/([.$B$1]*[.$B$1])" office:value-type="float" office:value="27.4716888983853">
            <text:p>27.47</text:p>
          </table:table-cell>
          <table:table-cell table:formula="oooc:=[.B46]-[.$B$5]" office:value-type="float" office:value="-13">
            <text:p>-13.0</text:p>
          </table:table-cell>
          <table:table-cell table:number-columns-repeated="252"/>
        </table:table-row>
        <table:table-row table:style-name="ro2">
          <table:table-cell office:value-type="date" office:date-value="2009-01-28">
            <text:p>2009-01-28</text:p>
          </table:table-cell>
          <table:table-cell office:value-type="float" office:value="89.6">
            <text:p>89.6</text:p>
          </table:table-cell>
          <table:table-cell table:formula="oooc:=[.B47]/([.$B$1]*[.$B$1])" office:value-type="float" office:value="27.3495925032813">
            <text:p>27.35</text:p>
          </table:table-cell>
          <table:table-cell table:formula="oooc:=[.B47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29">
            <text:p>2009-01-29</text:p>
          </table:table-cell>
          <table:table-cell office:value-type="float" office:value="89.6">
            <text:p>89.6</text:p>
          </table:table-cell>
          <table:table-cell table:formula="oooc:=[.B48]/([.$B$1]*[.$B$1])" office:value-type="float" office:value="27.3495925032813">
            <text:p>27.35</text:p>
          </table:table-cell>
          <table:table-cell table:formula="oooc:=[.B48]-[.$B$5]" office:value-type="float" office:value="-13.4">
            <text:p>-13.4</text:p>
          </table:table-cell>
          <table:table-cell table:number-columns-repeated="252"/>
        </table:table-row>
        <table:table-row table:style-name="ro2">
          <table:table-cell office:value-type="date" office:date-value="2009-01-30">
            <text:p>2009-01-30</text:p>
          </table:table-cell>
          <table:table-cell office:value-type="float" office:value="89.3">
            <text:p>89.3</text:p>
          </table:table-cell>
          <table:table-cell table:formula="oooc:=[.B49]/([.$B$1]*[.$B$1])" office:value-type="float" office:value="27.2580202069534">
            <text:p>27.26</text:p>
          </table:table-cell>
          <table:table-cell table:formula="oooc:=[.B49]-[.$B$5]" office:value-type="float" office:value="-13.7">
            <text:p>-13.7</text:p>
          </table:table-cell>
          <table:table-cell table:number-columns-repeated="252"/>
        </table:table-row>
        <table:table-row table:style-name="ro2">
          <table:table-cell office:value-type="date" office:date-value="2009-01-31">
            <text:p>2009-01-31</text:p>
          </table:table-cell>
          <table:table-cell office:value-type="float" office:value="89.1">
            <text:p>89.1</text:p>
          </table:table-cell>
          <table:table-cell table:formula="oooc:=[.B50]/([.$B$1]*[.$B$1])" office:value-type="float" office:value="27.1969720094014">
            <text:p>27.20</text:p>
          </table:table-cell>
          <table:table-cell table:formula="oooc:=[.B50]-[.$B$5]" office:value-type="float" office:value="-13.9">
            <text:p>-13.9</text:p>
          </table:table-cell>
          <table:table-cell table:number-columns-repeated="252"/>
        </table:table-row>
        <table:table-row table:style-name="ro2">
          <table:table-cell office:value-type="date" office:date-value="2009-02-02">
            <text:p>2009-02-02</text:p>
          </table:table-cell>
          <table:table-cell office:value-type="float" office:value="89.2">
            <text:p>89.2</text:p>
          </table:table-cell>
          <table:table-cell table:formula="oooc:=[.B51]/([.$B$1]*[.$B$1])" office:value-type="float" office:value="27.2274961081774">
            <text:p>27.23</text:p>
          </table:table-cell>
          <table:table-cell table:formula="oooc:=[.B51]-[.$B$5]" office:value-type="float" office:value="-13.8">
            <text:p>-13.8</text:p>
          </table:table-cell>
          <table:table-cell table:number-columns-repeated="252"/>
        </table:table-row>
        <table:table-row table:style-name="ro2">
          <table:table-cell office:value-type="date" office:date-value="2009-02-04">
            <text:p>2009-02-04</text:p>
          </table:table-cell>
          <table:table-cell office:value-type="float" office:value="88.3">
            <text:p>88.3</text:p>
          </table:table-cell>
          <table:table-cell table:formula="oooc:=[.B52]/([.$B$1]*[.$B$1])" office:value-type="float" office:value="26.9527792191936">
            <text:p>26.95</text:p>
          </table:table-cell>
          <table:table-cell table:formula="oooc:=[.B52]-[.$B$5]" office:value-type="float" office:value="-14.7">
            <text:p>-14.7</text:p>
          </table:table-cell>
          <table:table-cell table:number-columns-repeated="252"/>
        </table:table-row>
        <table:table-row table:style-name="ro2">
          <table:table-cell office:value-type="date" office:date-value="2009-02-05">
            <text:p>2009-02-05</text:p>
          </table:table-cell>
          <table:table-cell office:value-type="float" office:value="87.6">
            <text:p>87.6</text:p>
          </table:table-cell>
          <table:table-cell table:formula="oooc:=[.B53]/([.$B$1]*[.$B$1])" office:value-type="float" office:value="26.7391105277617">
            <text:p>26.74</text:p>
          </table:table-cell>
          <table:table-cell table:formula="oooc:=[.B53]-[.$B$5]" office:value-type="float" office:value="-15.4">
            <text:p>-15.4</text:p>
          </table:table-cell>
          <table:table-cell table:number-columns-repeated="252"/>
        </table:table-row>
        <table:table-row table:style-name="ro2">
          <table:table-cell office:value-type="date" office:date-value="2009-02-07">
            <text:p>2009-02-07</text:p>
          </table:table-cell>
          <table:table-cell office:value-type="float" office:value="87.2">
            <text:p>87.2</text:p>
          </table:table-cell>
          <table:table-cell table:formula="oooc:=[.B54]/([.$B$1]*[.$B$1])" office:value-type="float" office:value="26.6170141326577">
            <text:p>26.62</text:p>
          </table:table-cell>
          <table:table-cell table:formula="oooc:=[.B54]-[.$B$5]" office:value-type="float" office:value="-15.8">
            <text:p>-15.8</text:p>
          </table:table-cell>
          <table:table-cell table:number-columns-repeated="252"/>
        </table:table-row>
        <table:table-row table:style-name="ro2">
          <table:table-cell office:value-type="date" office:date-value="2009-02-09">
            <text:p>2009-02-09</text:p>
          </table:table-cell>
          <table:table-cell office:value-type="float" office:value="87.7">
            <text:p>87.7</text:p>
          </table:table-cell>
          <table:table-cell table:formula="oooc:=[.B55]/([.$B$1]*[.$B$1])" office:value-type="float" office:value="26.7696346265377">
            <text:p>26.77</text:p>
          </table:table-cell>
          <table:table-cell table:formula="oooc:=[.B55]-[.$B$5]" office:value-type="float" office:value="-15.3">
            <text:p>-15.3</text:p>
          </table:table-cell>
          <table:table-cell table:number-columns-repeated="252"/>
        </table:table-row>
        <table:table-row table:style-name="ro2">
          <table:table-cell office:value-type="date" office:date-value="2009-02-10">
            <text:p>2009-02-10</text:p>
          </table:table-cell>
          <table:table-cell office:value-type="float" office:value="87.1">
            <text:p>87.1</text:p>
          </table:table-cell>
          <table:table-cell table:formula="oooc:=[.B56]/([.$B$1]*[.$B$1])" office:value-type="float" office:value="26.5864900338817">
            <text:p>26.59</text:p>
          </table:table-cell>
          <table:table-cell table:formula="oooc:=[.B56]-[.$B$5]" office:value-type="float" office:value="-15.9">
            <text:p>-15.9</text:p>
          </table:table-cell>
          <table:table-cell table:number-columns-repeated="252"/>
        </table:table-row>
        <table:table-row table:style-name="ro2">
          <table:table-cell office:value-type="date" office:date-value="2009-02-12">
            <text:p>2009-02-12</text:p>
          </table:table-cell>
          <table:table-cell office:value-type="float" office:value="86.3">
            <text:p>86.3</text:p>
          </table:table-cell>
          <table:table-cell table:formula="oooc:=[.B57]/([.$B$1]*[.$B$1])" office:value-type="float" office:value="26.3422972436739">
            <text:p>26.34</text:p>
          </table:table-cell>
          <table:table-cell table:formula="oooc:=[.B57]-[.$B$5]" office:value-type="float" office:value="-16.7">
            <text:p>-16.7</text:p>
          </table:table-cell>
          <table:table-cell table:number-columns-repeated="252"/>
        </table:table-row>
        <table:table-row table:style-name="ro2">
          <table:table-cell office:value-type="date" office:date-value="2009-02-15">
            <text:p>2009-02-15</text:p>
          </table:table-cell>
          <table:table-cell office:value-type="float" office:value="86.4">
            <text:p>86.4</text:p>
          </table:table-cell>
          <table:table-cell table:formula="oooc:=[.B58]/([.$B$1]*[.$B$1])" office:value-type="float" office:value="26.3728213424499">
            <text:p>26.37</text:p>
          </table:table-cell>
          <table:table-cell table:formula="oooc:=[.B58]-[.$B$5]" office:value-type="float" office:value="-16.6">
            <text:p>-16.6</text:p>
          </table:table-cell>
          <table:table-cell table:number-columns-repeated="252"/>
        </table:table-row>
        <table:table-row table:style-name="ro2">
          <table:table-cell office:value-type="date" office:date-value="2009-02-17">
            <text:p>2009-02-17</text:p>
          </table:table-cell>
          <table:table-cell office:value-type="float" office:value="87.1">
            <text:p>87.1</text:p>
          </table:table-cell>
          <table:table-cell table:formula="oooc:=[.B59]/([.$B$1]*[.$B$1])" office:value-type="float" office:value="26.5864900338817">
            <text:p>26.59</text:p>
          </table:table-cell>
          <table:table-cell table:formula="oooc:=[.B59]-[.$B$5]" office:value-type="float" office:value="-15.9">
            <text:p>-15.9</text:p>
          </table:table-cell>
          <table:table-cell table:number-columns-repeated="252"/>
        </table:table-row>
        <table:table-row table:style-name="ro2">
          <table:table-cell office:value-type="date" office:date-value="2009-02-18">
            <text:p>2009-02-18</text:p>
          </table:table-cell>
          <table:table-cell office:value-type="float" office:value="86.3">
            <text:p>86.3</text:p>
          </table:table-cell>
          <table:table-cell table:formula="oooc:=[.B60]/([.$B$1]*[.$B$1])" office:value-type="float" office:value="26.3422972436739">
            <text:p>26.34</text:p>
          </table:table-cell>
          <table:table-cell table:formula="oooc:=[.B60]-[.$B$5]" office:value-type="float" office:value="-16.7">
            <text:p>-16.7</text:p>
          </table:table-cell>
          <table:table-cell table:number-columns-repeated="252"/>
        </table:table-row>
        <table:table-row table:style-name="ro2">
          <table:table-cell office:value-type="date" office:date-value="2009-02-19">
            <text:p>2009-02-19</text:p>
          </table:table-cell>
          <table:table-cell office:value-type="float" office:value="86.4">
            <text:p>86.4</text:p>
          </table:table-cell>
          <table:table-cell table:formula="oooc:=[.B61]/([.$B$1]*[.$B$1])" office:value-type="float" office:value="26.3728213424499">
            <text:p>26.37</text:p>
          </table:table-cell>
          <table:table-cell table:formula="oooc:=[.B61]-[.$B$5]" office:value-type="float" office:value="-16.6">
            <text:p>-16.6</text:p>
          </table:table-cell>
          <table:table-cell table:number-columns-repeated="252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lad3" table:style-name="ta3" table:print="false">
        <table:table-column table:style-name="co7" table:number-columns-repeated="256" table:default-cell-style-name="Excel_20_Built-in_20_Normal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7">
      <number:text-content/>
      <style:map style:condition="value()&gt;=0" style:apply-style-name="N117P0"/>
    </number:text-style>
    <number:number-style style:name="N118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02/19/2009</text:date>, <text:time>06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Jesper Eskilson</dc:creator>
    <dc:date>2009-02-19T06:19:49</dc:date>
    <meta:editing-cycles>11</meta:editing-cycles>
    <meta:editing-duration>PT10H29M26S</meta:editing-duration>
    <meta:user-defined meta:name="Info 1"/>
    <meta:user-defined meta:name="Info 2"/>
    <meta:user-defined meta:name="Info 3"/>
    <meta:user-defined meta:name="Info 4"/>
    <meta:document-statistic meta:table-count="3" meta:cell-count="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183cm" svg:height="15.068cm" chart:class="chart:line" chart:style-name="ch1">
        <chart:legend chart:legend-position="end" svg:x="18.655cm" svg:y="7.252cm" chart:style-name="ch2"/>
        <chart:plot-area chart:style-name="ch3" table:cell-range-address="Blad2.A4:Blad2.A69 Blad2.B4:Blad2.B68" chart:data-source-has-labels="both" svg:x="0.402cm" svg:y="0.301cm" svg:width="17.849cm" svg:height="14.164cm">
          <chart:axis chart:dimension="x" chart:name="primary-x" chart:style-name="ch4">
            <chart:categories table:cell-range-address="Blad2.A5:Blad2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2.B5:Blad2.B68" chart:label-cell-address="Blad2.B4:Blad2.B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kt</text:p>
              </table:table-cell>
            </table:table-row>
          </table:table-header-rows>
          <table:table-rows>
            <table:table-row>
              <table:table-cell office:value-type="string">
                <text:p>2008-11-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08-11-1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2008-11-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8-11-2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008-11-2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008-11-2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08-11-29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8-12-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0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2008-12-12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2008-12-15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19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2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008-12-3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2008-12-3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009-01-02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2009-01-0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009-01-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9-01-0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06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009-01-1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009-01-1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2009-01-17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009-01-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-01-21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2009-01-22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009-01-23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009-01-24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009-01-2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009-01-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9-01-2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2009-01-3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009-01-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009-02-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09-02-04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009-02-0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009-02-0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009-02-09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009-02-1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2009-02-1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2009-02-1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009-02-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2009-02-18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2009-02-19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